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number-columns-repeated="100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6" office:value-type="string" calcext:value-type="string">
            <text:p>airSSR</text:p>
          </table:table-cell>
          <table:table-cell table:style-name="ce6" office:value-type="string" calcext:value-type="string">
            <text:p>airAIS</text:p>
          </table:table-cell>
          <table:table-cell table:style-name="ce6" office:value-type="string" calcext:value-type="string">
            <text:p>Desc</text:p>
          </table:table-cell>
          <table:table-cell table:style-name="ce6" office:value-type="string" calcext:value-type="string">
            <text:p>Typ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6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6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tryPoint</text:p>
          </table:table-cell>
          <table:table-cell table:number-columns-repeated="6"/>
          <table:table-cell office:value-type="string" calcext:value-type="string">
            <text:p>Connector component the data arrived in the stack from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ts</text:p>
          </table:table-cell>
          <table:table-cell table:number-columns-repeated="2"/>
          <table:table-cell table:style-name="ce2"/>
          <table:table-cell table:style-name="ce4"/>
          <table:table-cell table:number-columns-repeated="2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Origin</text:p>
          </table:table-cell>
          <table:table-cell table:number-columns-repeated="6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at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ong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is first taken into the stack.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was last seen in the stack.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5"/>
          <table:table-cell table:style-name="ce2"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e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5"/>
          <table:table-cell table:style-name="ce2"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ame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rtStat</text:p>
          </table:table-cell>
          <table:table-cell table:number-columns-repeated="5"/>
          <table:table-cell table:style-name="ce2"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data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s</text:p>
          </table:table-cell>
          <table:table-cell table:number-columns-repeated="5"/>
          <table:table-cell table:style-name="ce2"/>
          <table:table-cell office:value-type="string" calcext:value-type="string">
            <text:p>Flight status bi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5"/>
          <table:table-cell table:style-name="ce2"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sEmergency</text:p>
          </table:table-cell>
          <table:table-cell table:number-columns-repeated="5"/>
          <table:table-cell table:style-name="ce2"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request forma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i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quawk</text:p>
          </table:table-cell>
          <table:table-cell table:number-columns-repeated="5"/>
          <table:table-cell table:style-name="ce2"/>
          <table:table-cell office:value-type="string" calcext:value-type="string">
            <text:p>Mode A squawk code. 4 character string representing four octal numbers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5"/>
          <table:table-cell table:style-name="ce2"/>
          <table:table-cell office:value-type="string" calcext:value-type="string">
            <text:p>Mode A squawk code emergency description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Hx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Int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as an integer. (24 bits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bi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type value for DF 18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rHx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x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5"/>
          <table:table-cell table:style-name="ce2"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dInfo</text:p>
          </table:table-cell>
          <table:table-cell table:number-columns-repeated="5"/>
          <table:table-cell table:style-name="ce2"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Flag to indicate if heading data is valid</text:p>
          </table:table-cell>
          <table:table-cell office:value-type="string" calcext:value-type="string">
            <text:p>??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</text:p>
          </table:table-cell>
          <table:table-cell table:number-columns-repeated="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venOd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wLon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Type</text:p>
          </table:table-cell>
          <table:table-cell table:number-columns-repeated="5"/>
          <table:table-cell table:style-name="ce2"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bType</text:p>
          </table:table-cell>
          <table:table-cell table:number-columns-repeated="5"/>
          <table:table-cell table:style-name="ce2"/>
          <table:table-cell office:value-type="string" calcext:value-type="string">
            <text:p>Airborne velocity type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5"/>
          <table:table-cell table:style-name="ce2"/>
          <table:table-cell office:value-type="string" calcext:value-type="string">
            <text:p>Airborne velocity source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tentFlag</text:p>
          </table:table-cell>
          <table:table-cell table:number-columns-repeated="5"/>
          <table:table-cell table:style-name="ce2"/>
          <table:table-cell office:value-type="string" calcext:value-type="string">
            <text:p>Intent flag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5"/>
          <table:table-cell table:style-name="ce2"/>
          <table:table-cell office:value-type="string" calcext:value-type="string">
            <text:p>IFR capability bi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personic</text:p>
          </table:table-cell>
          <table:table-cell table:number-columns-repeated="5"/>
          <table:table-cell table:style-name="ce2"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5"/>
          <table:table-cell table:style-name="ce2"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Delta</text:p>
          </table:table-cell>
          <table:table-cell table:number-columns-repeated="5"/>
          <table:table-cell table:style-name="ce2"/>
          <table:table-cell office:value-type="string" calcext:value-type="string">
            <text:p>Difference between GNSS and barometric altitude instrumen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5"/>
          <table:table-cell table:style-name="ce2"/>
          <table:table-cell office:value-type="string" calcext:value-type="string">
            <text:p>Aircraft velocity report data type. Will either be crt or plr for cartesian or polar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ndspeed</text:p>
          </table:table-cell>
          <table:table-cell table:number-columns-repeated="5"/>
          <table:table-cell table:style-name="ce2"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5"/>
          <table:table-cell table:style-name="ce2"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rspeed</text:p>
          </table:table-cell>
          <table:table-cell table:number-columns-repeated="5"/>
          <table:table-cell table:style-name="ce2"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5"/>
          <table:table-cell table:style-name="ce2"/>
          <table:table-cell office:value-type="string" calcext:value-type="string">
            <text:p>Airspeed reference data, will be for ground or airborne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5"/>
          <table:table-cell table:style-name="ce2"/>
          <table:table-cell office:value-type="string" calcext:value-type="string">
            <text:p>Emergency state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5"/>
          <table:table-cell table:style-name="ce2"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r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6"/>
          <table:table-cell office:value-type="string" calcext:value-type="string">
            <text:p>Veocity in knot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ntenceType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NMEA sentence typ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from NMEA sentenc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yloadType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type I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Number of times AIS data has been repeated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ource Maritime Mobile Service Identity for a given messag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st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estination Maritime Mobile Service Identity for a given messag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vStat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escription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rn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urn rate data.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Ground speed in knot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o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locity type(airspeed, groundspee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accuracy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Location source metadata (AIS, CPRGlobal, etc.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's course over ground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imestamp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data timestamp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neuver bits, or blue sign bits for inland vehcil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ar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pare bits. Recorded for diagnostic purposes only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Autonomous Integrity Monitor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oStatus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status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Year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onth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ay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Hour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inute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Seco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econd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source identifie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fd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Decoded position source identifier. (GPS, GLONASS, etc.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version number reported by AIS sourc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mo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IMO number. Reported when not inland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imoCheck</text:p>
          </table:table-cell>
          <table:table-cell table:style-name="ce5" table:number-columns-repeated="4"/>
          <table:table-cell table:style-name="Default"/>
          <table:table-cell table:style-name="ce5"/>
          <table:table-cell table:style-name="Default" office:value-type="string" calcext:value-type="string">
            <text:p>Whether or not the IMO number is valid using the check number.</text:p>
          </table:table-cell>
          <table:table-cell table:style-name="Default" office:value-type="string" calcext:value-type="string">
            <text:p>bool</text:p>
          </table:table-cell>
          <table:table-cell table:number-columns-repeated="7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callsign. 7 chars max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sselNam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name. 20 chars max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ipType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 decoded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Bow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bow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ern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Po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port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arboard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onth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day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hour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inute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augh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reported draught in meter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estination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TE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qNo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Sequence numbe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transmit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Retransmit flag, true = message retransmitted, false = message not retransmitted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c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Designated area code from AIS type 6 binary messag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Functional ID from AIS type 6 binary messag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MSI country cod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Type</text:p>
          </table:table-cell>
          <table:table-cell table:number-columns-repeated="3"/>
          <table:table-cell table:style-name="ce2" table:number-columns-repeated="2"/>
          <table:table-cell/>
          <table:table-cell office:value-type="string" calcext:value-type="string">
            <text:p>MMSI type – Ship/Costal station/MOB/etc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Lat</text:p>
          </table:table-cell>
          <table:table-cell table:number-columns-repeated="6"/>
          <table:table-cell office:value-type="string" calcext:value-type="string">
            <text:p>Data source lat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Lon</text:p>
          </table:table-cell>
          <table:table-cell table:number-columns-repeated="6"/>
          <table:table-cell office:value-type="string" calcext:value-type="string">
            <text:p>Data source long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PosMeta</text:p>
          </table:table-cell>
          <table:table-cell table:number-columns-repeated="6"/>
          <table:table-cell office:value-type="string" calcext:value-type="string">
            <text:p>Metadata about how srcLat and srcLon are derived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3:17:38.929948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5-12-29T13:21:11.168193837</dc:date>
    <meta:editing-duration>PT4H58M32S</meta:editing-duration>
    <meta:editing-cycles>27</meta:editing-cycles>
    <meta:generator>LibreOffice/4.2.8.2$Linux_X86_64 LibreOffice_project/420m0$Build-2</meta:generator>
    <meta:document-statistic meta:table-count="1" meta:cell-count="697" meta:object-count="0"/>
  </office:meta>
</office:document-meta>
</file>